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Google Sans" svg:font-family="'Google San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1ebed4"/>
    </style:style>
    <style:style style:name="P2" style:family="paragraph" style:parent-style-name="Standard">
      <style:text-properties style:font-name="Liberation Serif" fo:font-size="12pt" officeooo:rsid="001ebed4" officeooo:paragraph-rsid="001ebed4" style:font-size-asian="10.5pt" style:font-size-complex="12pt"/>
    </style:style>
    <style:style style:name="P3" style:family="paragraph" style:parent-style-name="Standard">
      <style:text-properties style:font-name="Liberation Serif" fo:font-size="12pt" officeooo:paragraph-rsid="001ebed4"/>
    </style:style>
    <style:style style:name="P4" style:family="paragraph" style:parent-style-name="Standard">
      <style:text-properties style:font-name="Liberation Serif" fo:font-size="12pt" officeooo:paragraph-rsid="001ffb21"/>
    </style:style>
    <style:style style:name="T1" style:family="text">
      <style:text-properties officeooo:rsid="001ebed4"/>
    </style:style>
    <style:style style:name="T2" style:family="text">
      <style:text-properties fo:font-variant="normal" fo:text-transform="none" fo:color="#334455" loext:opacity="100%" style:font-name="Google Sans" fo:font-size="26.25pt" fo:letter-spacing="0.026cm" fo:font-style="normal" fo:font-weight="normal"/>
    </style:style>
    <style:style style:name="T3" style:family="text">
      <style:text-properties fo:font-variant="normal" fo:text-transform="none" fo:color="#334455" loext:opacity="100%" style:font-name="Google Sans" fo:font-size="26.25pt" fo:letter-spacing="0.026cm" fo:font-style="normal" fo:font-weight="normal" fo:background-color="#ffff00" loext:char-shading-value="0"/>
    </style:style>
    <style:style style:name="T4" style:family="text">
      <style:text-properties fo:font-variant="normal" fo:text-transform="none" fo:color="#334455" loext:opacity="100%" style:font-name="Google Sans" fo:font-size="26.25pt" fo:letter-spacing="0.026cm" fo:font-style="normal" fo:font-weight="normal" officeooo:rsid="001ffb21" style:font-size-asian="10.5pt" style:font-size-complex="12pt"/>
    </style:style>
    <style:style style:name="T5" style:family="text">
      <style:text-properties fo:font-variant="normal" fo:text-transform="none" fo:color="#334455" loext:opacity="100%" style:font-name="Google Sans" fo:font-size="21pt" fo:letter-spacing="0.026cm" fo:font-style="normal" fo:font-weight="normal"/>
    </style:style>
    <style:style style:name="T6" style:family="text">
      <style:text-properties fo:font-variant="normal" fo:text-transform="none" fo:color="#334455" loext:opacity="100%" style:font-name="Google Sans" fo:font-size="21pt" fo:letter-spacing="0.026cm" fo:font-style="normal" fo:font-weight="normal" officeooo:rsid="001ebed4"/>
    </style:style>
    <style:style style:name="T7" style:family="text">
      <style:text-properties fo:font-variant="normal" fo:text-transform="none" fo:color="#334455" loext:opacity="100%" style:font-name="Google Sans" fo:font-size="21pt" fo:letter-spacing="0.026cm" fo:font-style="normal" fo:font-weight="normal" officeooo:rsid="001ebed4" style:font-size-asian="10.5pt" style:font-size-complex="12pt"/>
    </style:style>
    <style:style style:name="T8" style:family="text">
      <style:text-properties fo:font-variant="normal" fo:text-transform="none" fo:color="#334455" loext:opacity="100%" style:font-name="Google Sans" fo:font-size="21pt" fo:letter-spacing="0.026cm" fo:font-style="normal" fo:font-weight="normal" officeooo:rsid="001ffb21" style:font-size-asian="10.5pt" style:font-size-complex="12pt"/>
    </style:style>
    <style:style style:name="T9" style:family="text">
      <style:text-properties fo:font-variant="normal" fo:text-transform="none" fo:color="#334455" loext:opacity="100%" fo:letter-spacing="0.026cm" fo:font-style="normal" fo:font-weight="normal"/>
    </style:style>
    <style:style style:name="T10" style:family="text">
      <style:text-properties fo:font-variant="normal" fo:text-transform="none" fo:color="#334455" loext:opacity="100%" fo:letter-spacing="0.026cm" fo:font-style="normal" fo:font-weight="normal" officeooo:rsid="001ebed4" style:font-size-asian="10.5pt" style:font-size-complex="12pt"/>
    </style:style>
    <style:style style:name="T11" style:family="text">
      <style:text-properties fo:font-variant="normal" fo:text-transform="none" fo:color="#334455" loext:opacity="100%" fo:letter-spacing="0.026cm" fo:font-style="normal" fo:font-weight="normal" officeooo:rsid="001ffb21" style:font-size-asian="10.5pt" style:font-size-complex="12pt"/>
    </style:style>
    <style:style style:name="T12" style:family="text">
      <style:text-properties fo:font-variant="normal" fo:text-transform="none" fo:color="#334455" loext:opacity="100%" style:text-line-through-style="solid" style:text-line-through-type="single" style:font-name="Google Sans" fo:font-size="21pt" fo:letter-spacing="0.026cm" fo:font-style="normal" fo:font-weight="normal" officeooo:rsid="001ffb21" style:font-size-asian="10.5pt" style:font-size-complex="12pt"/>
    </style:style>
    <style:style style:name="T13" style:family="text">
      <style:text-properties fo:font-variant="normal" fo:text-transform="none" fo:color="#334455" loext:opacity="100%" style:text-line-through-style="solid" style:text-line-through-type="single" style:font-name="Google Sans" fo:font-size="26.25pt" fo:letter-spacing="0.026cm" fo:font-style="normal" fo:font-weight="normal" officeooo:rsid="001ffb21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iapo 5: “</text:span><text:span text:style-name="T2">Fuente de la </text:span><text:span text:style-name="T3">imgen</text:span><text:span text:style-name="T2">:</text:span></text:p>
      <text:p text:style-name="P2"><text:span text:style-name="T9">revisar ortografía y redacción del texto en ingles a continuación.</text:span></text:p>
      <text:p text:style-name="P2"><text:span text:style-name="T9"/></text:p>
      <text:p text:style-name="P3"><text:span text:style-name="T10">Diapo 7: <text:s/>Ubicuo:</text:span><text:span text:style-name="T5">Todos los sistema</text:span><text:span text:style-name="T6">S</text:span><text:span text:style-name="T5"> operativo</text:span><text:span text:style-name="T6">S</text:span><text:span text:style-name="T5"> cuenta</text:span><text:span text:style-name="T6">N</text:span><text:span text:style-name="T5"> </text:span><text:span text:style-name="T10"> los plurales </text:span></text:p>
      <text:p text:style-name="P3"><text:span text:style-name="T10"><text:s text:c="18"/>Facil…. <text:s/></text:span><text:span text:style-name="T7">presentaN dificultades</text:span><text:span text:style-name="T10"> <text:s/></text:span></text:p>
      <text:p text:style-name="P4"><text:span text:style-name="T10"><text:s text:c="17"/>Seguro…… </text:span><text:span text:style-name="T11">subir creado quedo en otra linea</text:span></text:p>
      <text:p text:style-name="P4"><text:span text:style-name="T11"><text:s text:c="18"/>Accesibilidad…. </text:span><text:span text:style-name="T8">discapacidad</text:span><text:span text:style-name="T12">es</text:span><text:span text:style-name="T8"> cognitiva</text:span><text:span text:style-name="T12">s</text:span><text:span text:style-name="T8">,</text:span></text:p>
      <text:p text:style-name="P4"><text:span text:style-name="T11"><text:s text:c="2"/>Diapo 19: <text:s text:c="6"/></text:span><text:span text:style-name="T4">La salida puede ser producidA</text:span><text:span text:style-name="T11"> <text:s text:c="3"/></text:span></text:p>
      <text:p text:style-name="P4"><text:span text:style-name="T11">Diapo 20: <text:s/></text:span><text:span text:style-name="T4">citas bibliográficas</text:span><text:span text:style-name="T13">;</text:span><text:span text:style-name="T4"> </text:span><text:span text:style-name="T11"> <text:s text:c="2"/>acá va coma </text:span><text:span text:style-name="T4">modelo de datos personalizableS</text:span></text:p>
      <text:p text:style-name="P4"><text:span text:style-name="T11"><text:s text:c="6"/></text:span><text:span text:style-name="T10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Google Sans" svg:font-family="'Google San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4:07:15.997018263</meta:creation-date>
    <dc:date>2022-10-30T14:26:46.609985265</dc:date>
    <meta:editing-duration>PT9M20S</meta:editing-duration>
    <meta:editing-cycles>1</meta:editing-cycles>
    <meta:document-statistic meta:table-count="0" meta:image-count="0" meta:object-count="0" meta:page-count="1" meta:paragraph-count="9" meta:word-count="56" meta:character-count="470" meta:non-whitespace-character-count="340"/>
    <meta:generator>LibreOffice/7.2.2.2$Linux_X86_64 LibreOffice_project/20$Build-2</meta:generator>
  </office:meta>
</office:document-meta>
</file>